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7000000239E14DF4E3BA5B71D4.png" manifest:media-type="image/png"/>
  <manifest:file-entry manifest:full-path="Pictures/10000201000002A60000012788125B595849A143.png" manifest:media-type="image/png"/>
  <manifest:file-entry manifest:full-path="Pictures/1000020100000199000000607846E46FF942D867.png" manifest:media-type="image/png"/>
  <manifest:file-entry manifest:full-path="Pictures/10000000000001820000008243ECFCD1EF0C7186.jpg" manifest:media-type="image/jpeg"/>
  <manifest:file-entry manifest:full-path="Pictures/100000000000019A0000007B48F547B71074CCDA.png" manifest:media-type="image/png"/>
  <manifest:file-entry manifest:full-path="Pictures/10000000000002FA000001D68EA12655CA15C6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04cm, 0cm, 0cm)" draw:image-opacity="100%" style:mirror="none"/>
    </style:style>
    <style:style style:name="gr5" style:family="graphic" style:parent-style-name="standard">
      <style:graphic-properties draw:stroke="none" draw:fill="none" fo:min-height="1.882cm"/>
      <style:paragraph-properties style:writing-mode="lr-tb"/>
    </style:style>
    <style:style style:name="gr6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En_20_blanc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En_20_blanco" presentation:presentation-page-layout-name="AL1T0">
        <draw:frame draw:name="Picture 7" draw:style-name="gr1" draw:text-style-name="P1" draw:layer="layout" svg:width="5.4cm" svg:height="3.327cm" svg:x="10.734cm" svg:y="2.3cm">
          <draw:image xlink:href="Pictures/10000000000002FA000001D68EA12655CA15C693.png" xlink:type="simple" xlink:show="embed" xlink:actuate="onLoad" loext:mime-type="image/png">
            <text:p/>
          </draw:image>
        </draw:frame>
        <draw:frame draw:style-name="gr2" draw:text-style-name="P2" draw:layer="layout" svg:width="7.27cm" svg:height="2.18cm" svg:x="17.13cm" svg:y="2.505cm">
          <draw:image xlink:href="Pictures/100000000000019A0000007B48F547B71074CCDA.png" xlink:type="simple" xlink:show="embed" xlink:actuate="onLoad" loext:mime-type="image/png">
            <text:p/>
          </draw:image>
        </draw:frame>
        <draw:frame draw:name="2 Imagen" draw:style-name="gr3" draw:text-style-name="P1" draw:layer="layout" svg:width="5.706cm" svg:height="1.921cm" svg:x="17.734cm" svg:y="6.106cm">
          <draw:image xlink:href="Pictures/10000000000001820000008243ECFCD1EF0C7186.jpg" xlink:type="simple" xlink:show="embed" xlink:actuate="onLoad" loext:mime-type="image/jpeg">
            <text:p/>
          </draw:image>
        </draw:frame>
        <draw:frame draw:name="Picture 4" draw:style-name="gr4" draw:text-style-name="P1" draw:layer="layout" svg:width="6.754cm" svg:height="1.726cm" svg:x="2.134cm" svg:y="5.827cm">
          <draw:image xlink:href="Pictures/1000020100000199000000607846E46FF942D867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5.225cm" svg:height="2.269cm" svg:x="10.734cm" svg:y="5.958cm">
          <draw:image xlink:href="Pictures/10000201000002A60000012788125B595849A143.png" xlink:type="simple" xlink:show="embed" xlink:actuate="onLoad" loext:mime-type="image/png">
            <text:p/>
          </draw:image>
        </draw:frame>
        <draw:frame draw:style-name="gr5" draw:text-style-name="P3" draw:layer="layout" svg:width="4.219cm" svg:height="2.132cm" svg:x="4.134cm" svg:y="3.827cm">
          <draw:text-box>
            <text:p/>
          </draw:text-box>
        </draw:frame>
        <draw:frame draw:style-name="gr6" draw:text-style-name="P4" draw:layer="layout" svg:width="8.068cm" svg:height="2.125cm" svg:x="1.534cm" svg:y="2.502cm">
          <draw:image xlink:href="Pictures/100002010000087000000239E14DF4E3BA5B71D4.png" xlink:type="simple" xlink:show="embed" xlink:actuate="onLoad" loext:mime-type="image/png">
            <text:p/>
          </draw:image>
        </draw:frame>
        <draw:frame draw:name="Picture 7_0" draw:style-name="gr1" draw:text-style-name="P1" draw:layer="layout" svg:width="2.953cm" svg:height="1.819cm" svg:x="6.163cm" svg:y="11.601cm">
          <draw:image xlink:href="Pictures/10000000000002FA000001D68EA12655CA15C693.png" xlink:type="simple" xlink:show="embed" xlink:actuate="onLoad" loext:mime-type="image/png">
            <text:p/>
          </draw:image>
        </draw:frame>
        <draw:frame draw:style-name="gr2" draw:text-style-name="P2" draw:layer="layout" svg:width="3.974cm" svg:height="1.191cm" svg:x="10.06cm" svg:y="11.915cm">
          <draw:image xlink:href="Pictures/100000000000019A0000007B48F547B71074CCDA.png" xlink:type="simple" xlink:show="embed" xlink:actuate="onLoad" loext:mime-type="image/png">
            <text:p/>
          </draw:image>
        </draw:frame>
        <draw:frame draw:name="2 Imagen_0" draw:style-name="gr7" draw:text-style-name="P1" draw:layer="layout" svg:width="3.119cm" svg:height="1.05cm" svg:x="21.3cm" svg:y="11.985cm">
          <draw:image xlink:href="Pictures/10000000000001820000008243ECFCD1EF0C7186.jpg" xlink:type="simple" xlink:show="embed" xlink:actuate="onLoad" loext:mime-type="image/jpeg">
            <text:p/>
          </draw:image>
        </draw:frame>
        <draw:frame draw:name="Picture 4_0" draw:style-name="gr4" draw:text-style-name="P1" draw:layer="layout" svg:width="3.692cm" svg:height="0.944cm" svg:x="14.262cm" svg:y="12.038cm">
          <draw:image xlink:href="Pictures/1000020100000199000000607846E46FF942D867.png" xlink:type="simple" xlink:show="embed" xlink:actuate="onLoad" loext:mime-type="image/png">
            <text:p/>
          </draw:image>
        </draw:frame>
        <draw:frame draw:name="Picture 6_0" draw:style-name="gr1" draw:text-style-name="P1" draw:layer="layout" svg:width="2.857cm" svg:height="1.24cm" svg:x="18.163cm" svg:y="11.89cm">
          <draw:image xlink:href="Pictures/10000201000002A60000012788125B595849A143.png" xlink:type="simple" xlink:show="embed" xlink:actuate="onLoad" loext:mime-type="image/png">
            <text:p/>
          </draw:image>
        </draw:frame>
        <draw:frame draw:style-name="gr6" draw:text-style-name="P4" draw:layer="layout" svg:width="4.411cm" svg:height="1.161cm" svg:x="1.134cm" svg:y="11.93cm">
          <draw:image xlink:href="Pictures/100002010000087000000239E14DF4E3BA5B71D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ca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ca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ca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ca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ca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En_20_blanco" style:display-name="En blanco" style:page-layout-name="PM1" draw:style-name="Mdp1">
      <draw:frame draw:name="1 Marcador de fecha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1-07-07">7/07/21</text:date></text:span></text:p>
        </draw:text-box>
      </draw:frame>
      <draw:frame draw:name="2 Marcador de pie de página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3 Marcador de número de diapositiva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ción de PowerPoint</dc:title>
    <meta:initial-creator>Alexandre</meta:initial-creator>
    <meta:editing-cycles>4</meta:editing-cycles>
    <meta:creation-date>2016-07-13T17:26:58</meta:creation-date>
    <dc:date>2021-07-07T17:23:27.236453810</dc:date>
    <meta:editing-duration>PT4H1M42S</meta:editing-duration>
    <meta:generator>LibreOffice/6.4.7.2$Linux_X86_64 LibreOffice_project/40$Build-2</meta:generator>
    <meta:document-statistic meta:object-count="34"/>
    <meta:user-defined meta:name="AppVersion">14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